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 Notes</text:p>
      <text:p text:style-name="P4"/>
      <text:p text:style-name="P4"/>
      <text:p text:style-name="P1">4/11/19</text:p>
      <text:list xml:id="list5204656273409299476"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2220792332441800588"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text:soft-page-break/>Health in character data can go into minus FIXED</text:p>
        </text:list-item>
        <text:list-item>
          <text:p text:style-name="P6">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3283694589009692562"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6468889410063119451"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7139289600772967722"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text:soft-page-break/>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5211824621836233176"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text:soft-page-break/>Play Test Notes 15/12/19</text:p>
      <text:list xml:id="list7593096201402556139"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5650154363738360790"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ext:soft-page-break/>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text:soft-page-break/>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1206380846121090605" text:style-name="L9">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7486372726769236418"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text:soft-page-break/>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at 0. Page screen blends in way too quickly. Total score text doesnt get updated FIXED</text:p>
        </text:list-item>
      </text:list>
      <text:p text:style-name="P2"/>
      <text:p text:style-name="P1">Play Testing Notes 24/2/2020 3<text:span text:style-name="T1">rd</text:span> game build</text:p>
      <text:p text:style-name="P1"/>
      <text:list xml:id="list3404547071604890671" text:style-name="L11">
        <text:list-item>
          <text:p text:style-name="P15">On activation end coroutine should wait while a combat event is still pending DONE</text:p>
        </text:list-item>
        <text:list-item>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4T23:10:22.13</dc:date>
    <dc:creator>Black Will</dc:creator>
    <meta:editing-duration>P20DT15H24M32S</meta:editing-duration>
    <meta:editing-cycles>280</meta:editing-cycles>
    <meta:generator>OpenOffice/4.1.6$Win32 OpenOffice.org_project/416m1$Build-9790</meta:generator>
    <meta:document-statistic meta:table-count="0" meta:image-count="0" meta:object-count="0" meta:page-count="7" meta:paragraph-count="145" meta:word-count="2117" meta:character-count="11953"/>
  </office:meta>
</office:document-meta>
</file>